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65cm"/>
    </style:style>
    <style:style style:name="co2" style:family="table-column">
      <style:table-column-properties fo:break-before="auto" style:column-width="6.389cm"/>
    </style:style>
    <style:style style:name="co3" style:family="table-column">
      <style:table-column-properties fo:break-before="auto" style:column-width="5.7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2.93cm"/>
    </style:style>
    <style:style style:name="co8" style:family="table-column">
      <style:table-column-properties fo:break-before="auto" style:column-width="3.718cm"/>
    </style:style>
    <style:style style:name="co9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nco-segnal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altri pericol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imali domestic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imali selvatic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ea pedon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ea pedonale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r ciclabi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r ciclabile preavvis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r pedon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r pedonale preavvis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mbin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nchina pericolos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duta massi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duta massi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ene obbligatori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ntro abita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ntro abitato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clabile pedonale contigu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clabile pedonale contigua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clabile pedonale mis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clabile pedonale mista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fine territori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fine territoriale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tinua orizzont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tinua vertic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net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rva destr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rva sinistr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rezione obbligatoria destr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rezione obbligatoria drit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rezione obbligatoria sinistr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scesa pericolos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di transito motocicl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ferma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egnalazioni acustich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orpass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os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osta ferma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osta temporane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autoarticolat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autobu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autocarr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pedon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rimorchi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ppia curva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ppia curva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ppio senso di circolazio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ss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ermata scuolabu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ne divieto (via libera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ne vertic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izio orizzont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izio vertic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grativo autoarticola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grativo autotren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grativo rimozio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rsezione con preceden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rsezione dare preceden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vor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ite velocita 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ite velocita 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ite velocita 7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ite velocita 9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cheggi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cheggio disabil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aggio a livello con barrie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aggio a livello senza barrie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aggio obbligatorio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aggio obbligatorio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corso pedon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corso pedonale ciclabi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corso pedonale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sta ciclabi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sta ciclabile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avviso direzione obbligatoria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avviso direzione obbligatoria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avviso pedon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avviso rotator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re la preceden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tator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lita ripid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cedenza senso unico alterna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re precedenza senso unico alterna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so unico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so unico front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so unico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so vieta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ermarsi e dare la preceden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ada con preceden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ada con precedenza –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ada dissestata/deforma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ada sdrucciolevo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ettoia simmetric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ettoia asimmetrica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ettoia asimmetrica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a 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a 30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a residenzi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a residenziale fine</text:p>
          </table:table-cell>
          <table:table-cell/>
        </table:table-row>
      </table:table>
      <table:table table:name="svg-segnal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tri_pericoli.svg</text:p>
          </table:table-cell>
          <table:table-cell table:formula="of:=[$'elenco-segnali'.B1]" office:value-type="string" office:string-value="altri pericoli" calcext:value-type="string">
            <text:p>altri pericoli</text:p>
          </table:table-cell>
          <table:table-cell/>
        </table:table-row>
        <table:table-row table:style-name="ro1">
          <table:table-cell office:value-type="string" calcext:value-type="string">
            <text:p>animali_domestici.svg</text:p>
          </table:table-cell>
          <table:table-cell table:formula="of:=[$'elenco-segnali'.B2]" office:value-type="string" office:string-value="animali domestici" calcext:value-type="string">
            <text:p>animali domestici</text:p>
          </table:table-cell>
          <table:table-cell/>
        </table:table-row>
        <table:table-row table:style-name="ro1">
          <table:table-cell office:value-type="string" calcext:value-type="string">
            <text:p>animali_selvatici.svg</text:p>
          </table:table-cell>
          <table:table-cell table:formula="of:=[$'elenco-segnali'.B3]" office:value-type="string" office:string-value="animali selvatici" calcext:value-type="string">
            <text:p>animali selvatici</text:p>
          </table:table-cell>
          <table:table-cell/>
        </table:table-row>
        <table:table-row table:style-name="ro1">
          <table:table-cell office:value-type="string" calcext:value-type="string">
            <text:p>area_pedonale.svg</text:p>
          </table:table-cell>
          <table:table-cell table:formula="of:=[$'elenco-segnali'.B4]" office:value-type="string" office:string-value="area pedonale" calcext:value-type="string">
            <text:p>area pedonale</text:p>
          </table:table-cell>
          <table:table-cell/>
        </table:table-row>
        <table:table-row table:style-name="ro1">
          <table:table-cell office:value-type="string" calcext:value-type="string">
            <text:p>area_pedonale_fine.svg</text:p>
          </table:table-cell>
          <table:table-cell table:formula="of:=[$'elenco-segnali'.B5]" office:value-type="string" office:string-value="area pedonale fine" calcext:value-type="string">
            <text:p>area pedonale fine</text:p>
          </table:table-cell>
          <table:table-cell/>
        </table:table-row>
        <table:table-row table:style-name="ro1">
          <table:table-cell office:value-type="string" calcext:value-type="string">
            <text:p>attr_ciclabile.svg</text:p>
          </table:table-cell>
          <table:table-cell table:formula="of:=[$'elenco-segnali'.B6]" office:value-type="string" office:string-value="attr ciclabile" calcext:value-type="string">
            <text:p>attr ciclabile</text:p>
          </table:table-cell>
          <table:table-cell/>
        </table:table-row>
        <table:table-row table:style-name="ro1">
          <table:table-cell office:value-type="string" calcext:value-type="string">
            <text:p>attr_ciclabile_preavviso.svg</text:p>
          </table:table-cell>
          <table:table-cell table:formula="of:=[$'elenco-segnali'.B7]" office:value-type="string" office:string-value="attr ciclabile preavviso" calcext:value-type="string">
            <text:p>attr ciclabile preavviso</text:p>
          </table:table-cell>
          <table:table-cell/>
        </table:table-row>
        <table:table-row table:style-name="ro1">
          <table:table-cell office:value-type="string" calcext:value-type="string">
            <text:p>attr_pedonale.svg</text:p>
          </table:table-cell>
          <table:table-cell table:formula="of:=[$'elenco-segnali'.B8]" office:value-type="string" office:string-value="attr pedonale" calcext:value-type="string">
            <text:p>attr pedonale</text:p>
          </table:table-cell>
          <table:table-cell/>
        </table:table-row>
        <table:table-row table:style-name="ro1">
          <table:table-cell office:value-type="string" calcext:value-type="string">
            <text:p>attr_pedonale_preavviso.svg</text:p>
          </table:table-cell>
          <table:table-cell table:formula="of:=[$'elenco-segnali'.B9]" office:value-type="string" office:string-value="attr pedonale preavviso" calcext:value-type="string">
            <text:p>attr pedonale preavviso</text:p>
          </table:table-cell>
          <table:table-cell/>
        </table:table-row>
        <table:table-row table:style-name="ro1">
          <table:table-cell office:value-type="string" calcext:value-type="string">
            <text:p>bambini.svg</text:p>
          </table:table-cell>
          <table:table-cell table:formula="of:=[$'elenco-segnali'.B10]" office:value-type="string" office:string-value="bambini" calcext:value-type="string">
            <text:p>bambini</text:p>
          </table:table-cell>
          <table:table-cell/>
        </table:table-row>
        <table:table-row table:style-name="ro1">
          <table:table-cell office:value-type="string" calcext:value-type="string">
            <text:p>banchina_pericolosa.svg</text:p>
          </table:table-cell>
          <table:table-cell table:formula="of:=[$'elenco-segnali'.B11]" office:value-type="string" office:string-value="banchina pericolosa" calcext:value-type="string">
            <text:p>banchina pericolosa</text:p>
          </table:table-cell>
          <table:table-cell/>
        </table:table-row>
        <table:table-row table:style-name="ro1">
          <table:table-cell office:value-type="string" calcext:value-type="string">
            <text:p>caduta_massi_dx.svg</text:p>
          </table:table-cell>
          <table:table-cell table:formula="of:=[$'elenco-segnali'.B12]" office:value-type="string" office:string-value="caduta massi dx" calcext:value-type="string">
            <text:p>caduta massi dx</text:p>
          </table:table-cell>
          <table:table-cell/>
        </table:table-row>
        <table:table-row table:style-name="ro1">
          <table:table-cell office:value-type="string" calcext:value-type="string">
            <text:p>caduta_massi_sx.svg</text:p>
          </table:table-cell>
          <table:table-cell table:formula="of:=[$'elenco-segnali'.B13]" office:value-type="string" office:string-value="caduta massi sx" calcext:value-type="string">
            <text:p>caduta massi sx</text:p>
          </table:table-cell>
          <table:table-cell/>
        </table:table-row>
        <table:table-row table:style-name="ro1">
          <table:table-cell office:value-type="string" calcext:value-type="string">
            <text:p>catene_obbligatorie.svg</text:p>
          </table:table-cell>
          <table:table-cell table:formula="of:=[$'elenco-segnali'.B14]" office:value-type="string" office:string-value="catene obbligatorie" calcext:value-type="string">
            <text:p>catene obbligatorie</text:p>
          </table:table-cell>
          <table:table-cell/>
        </table:table-row>
        <table:table-row table:style-name="ro1">
          <table:table-cell office:value-type="string" calcext:value-type="string">
            <text:p>centro_ab.svg</text:p>
          </table:table-cell>
          <table:table-cell table:formula="of:=[$'elenco-segnali'.B15]" office:value-type="string" office:string-value="centro abitato" calcext:value-type="string">
            <text:p>centro abitato</text:p>
          </table:table-cell>
          <table:table-cell/>
        </table:table-row>
        <table:table-row table:style-name="ro1">
          <table:table-cell office:value-type="string" calcext:value-type="string">
            <text:p>centro_ab_fine.svg</text:p>
          </table:table-cell>
          <table:table-cell table:formula="of:=[$'elenco-segnali'.B16]" office:value-type="string" office:string-value="centro abitato fine" calcext:value-type="string">
            <text:p>centro abitato fine</text:p>
          </table:table-cell>
          <table:table-cell/>
        </table:table-row>
        <table:table-row table:style-name="ro1">
          <table:table-cell office:value-type="string" calcext:value-type="string">
            <text:p>ciclabile_pedonale_contigua.svg</text:p>
          </table:table-cell>
          <table:table-cell table:formula="of:=[$'elenco-segnali'.B17]" office:value-type="string" office:string-value="ciclabile pedonale contigua" calcext:value-type="string">
            <text:p>ciclabile pedonale contigua</text:p>
          </table:table-cell>
          <table:table-cell/>
        </table:table-row>
        <table:table-row table:style-name="ro1">
          <table:table-cell office:value-type="string" calcext:value-type="string">
            <text:p>ciclabile_pedonale_contigua_fine.svg</text:p>
          </table:table-cell>
          <table:table-cell table:formula="of:=[$'elenco-segnali'.B18]" office:value-type="string" office:string-value="ciclabile pedonale contigua fine" calcext:value-type="string">
            <text:p>ciclabile pedonale contigua fine</text:p>
          </table:table-cell>
          <table:table-cell/>
        </table:table-row>
        <table:table-row table:style-name="ro1">
          <table:table-cell office:value-type="string" calcext:value-type="string">
            <text:p>ciclabile_pedonale_mista.svg</text:p>
          </table:table-cell>
          <table:table-cell table:formula="of:=[$'elenco-segnali'.B19]" office:value-type="string" office:string-value="ciclabile pedonale mista" calcext:value-type="string">
            <text:p>ciclabile pedonale mista</text:p>
          </table:table-cell>
          <table:table-cell/>
        </table:table-row>
        <table:table-row table:style-name="ro1">
          <table:table-cell office:value-type="string" calcext:value-type="string">
            <text:p>ciclabile_pedonale_mista_fine.svg</text:p>
          </table:table-cell>
          <table:table-cell table:formula="of:=[$'elenco-segnali'.B20]" office:value-type="string" office:string-value="ciclabile pedonale mista fine" calcext:value-type="string">
            <text:p>ciclabile pedonale mista fine</text:p>
          </table:table-cell>
          <table:table-cell/>
        </table:table-row>
        <table:table-row table:style-name="ro1">
          <table:table-cell office:value-type="string" calcext:value-type="string">
            <text:p>confine_terr.svg</text:p>
          </table:table-cell>
          <table:table-cell table:formula="of:=[$'elenco-segnali'.B21]" office:value-type="string" office:string-value="confine territoriale" calcext:value-type="string">
            <text:p>confine territoriale</text:p>
          </table:table-cell>
          <table:table-cell/>
        </table:table-row>
        <table:table-row table:style-name="ro1">
          <table:table-cell office:value-type="string" calcext:value-type="string">
            <text:p>confine_terr_fine.svg</text:p>
          </table:table-cell>
          <table:table-cell table:formula="of:=[$'elenco-segnali'.B22]" office:value-type="string" office:string-value="confine territoriale fine" calcext:value-type="string">
            <text:p>confine territoriale fine</text:p>
          </table:table-cell>
          <table:table-cell/>
        </table:table-row>
        <table:table-row table:style-name="ro1">
          <table:table-cell office:value-type="string" calcext:value-type="string">
            <text:p>continua_orizz.svg</text:p>
          </table:table-cell>
          <table:table-cell table:formula="of:=[$'elenco-segnali'.B23]" office:value-type="string" office:string-value="continua orizzontale" calcext:value-type="string">
            <text:p>continua orizzontale</text:p>
          </table:table-cell>
          <table:table-cell/>
        </table:table-row>
        <table:table-row table:style-name="ro1">
          <table:table-cell office:value-type="string" calcext:value-type="string">
            <text:p>continua_vert.svg</text:p>
          </table:table-cell>
          <table:table-cell table:formula="of:=[$'elenco-segnali'.B24]" office:value-type="string" office:string-value="continua verticale" calcext:value-type="string">
            <text:p>continua verticale</text:p>
          </table:table-cell>
          <table:table-cell/>
        </table:table-row>
        <table:table-row table:style-name="ro1">
          <table:table-cell office:value-type="string" calcext:value-type="string">
            <text:p>cunetta.svg</text:p>
          </table:table-cell>
          <table:table-cell table:formula="of:=[$'elenco-segnali'.B25]" office:value-type="string" office:string-value="cunetta" calcext:value-type="string">
            <text:p>cunetta</text:p>
          </table:table-cell>
          <table:table-cell/>
        </table:table-row>
        <table:table-row table:style-name="ro1">
          <table:table-cell office:value-type="string" calcext:value-type="string">
            <text:p>curva_destra.svg</text:p>
          </table:table-cell>
          <table:table-cell table:formula="of:=[$'elenco-segnali'.B26]" office:value-type="string" office:string-value="curva destra" calcext:value-type="string">
            <text:p>curva destra</text:p>
          </table:table-cell>
          <table:table-cell/>
        </table:table-row>
        <table:table-row table:style-name="ro1">
          <table:table-cell office:value-type="string" calcext:value-type="string">
            <text:p>curva_sinistra.svg</text:p>
          </table:table-cell>
          <table:table-cell table:formula="of:=[$'elenco-segnali'.B27]" office:value-type="string" office:string-value="curva sinistra" calcext:value-type="string">
            <text:p>curva sinistra</text:p>
          </table:table-cell>
          <table:table-cell/>
        </table:table-row>
        <table:table-row table:style-name="ro1">
          <table:table-cell office:value-type="string" calcext:value-type="string">
            <text:p>direzione_obbligatoria_dx.svg</text:p>
          </table:table-cell>
          <table:table-cell table:formula="of:=[$'elenco-segnali'.B28]" office:value-type="string" office:string-value="direzione obbligatoria destra" calcext:value-type="string">
            <text:p>direzione obbligatoria destra</text:p>
          </table:table-cell>
          <table:table-cell/>
        </table:table-row>
        <table:table-row table:style-name="ro1">
          <table:table-cell office:value-type="string" calcext:value-type="string">
            <text:p>direzione_obbligatoria_dritto.svg</text:p>
          </table:table-cell>
          <table:table-cell table:formula="of:=[$'elenco-segnali'.B29]" office:value-type="string" office:string-value="direzione obbligatoria dritto" calcext:value-type="string">
            <text:p>direzione obbligatoria dritto</text:p>
          </table:table-cell>
          <table:table-cell/>
        </table:table-row>
        <table:table-row table:style-name="ro1">
          <table:table-cell office:value-type="string" calcext:value-type="string">
            <text:p>direzione_obbligatoria_sx.svg</text:p>
          </table:table-cell>
          <table:table-cell table:formula="of:=[$'elenco-segnali'.B30]" office:value-type="string" office:string-value="direzione obbligatoria sinistra" calcext:value-type="string">
            <text:p>direzione obbligatoria sinistra</text:p>
          </table:table-cell>
          <table:table-cell/>
        </table:table-row>
        <table:table-row table:style-name="ro1">
          <table:table-cell office:value-type="string" calcext:value-type="string">
            <text:p>discesa_pericolosa.svg</text:p>
          </table:table-cell>
          <table:table-cell table:formula="of:=[$'elenco-segnali'.B31]" office:value-type="string" office:string-value="discesa pericolosa" calcext:value-type="string">
            <text:p>discesa pericolosa</text:p>
          </table:table-cell>
          <table:table-cell/>
        </table:table-row>
        <table:table-row table:style-name="ro1">
          <table:table-cell office:value-type="string" calcext:value-type="string">
            <text:p>divieto_transito_motocicli.svg</text:p>
          </table:table-cell>
          <table:table-cell table:formula="of:=[$'elenco-segnali'.B32]" office:value-type="string" office:string-value="divieto di transito motocicli" calcext:value-type="string">
            <text:p>divieto di transito motocicli</text:p>
          </table:table-cell>
          <table:table-cell/>
        </table:table-row>
        <table:table-row table:style-name="ro1">
          <table:table-cell office:value-type="string" calcext:value-type="string">
            <text:p>divieto_fermata.svg</text:p>
          </table:table-cell>
          <table:table-cell table:formula="of:=[$'elenco-segnali'.B33]" office:value-type="string" office:string-value="divieto fermata" calcext:value-type="string">
            <text:p>divieto fermata</text:p>
          </table:table-cell>
          <table:table-cell/>
        </table:table-row>
        <table:table-row table:style-name="ro1">
          <table:table-cell office:value-type="string" calcext:value-type="string">
            <text:p>divieto_segnalazioni_acustiche.svg</text:p>
          </table:table-cell>
          <table:table-cell table:formula="of:=[$'elenco-segnali'.B34]" office:value-type="string" office:string-value="divieto segnalazioni acustiche" calcext:value-type="string">
            <text:p>divieto segnalazioni acustiche</text:p>
          </table:table-cell>
          <table:table-cell/>
        </table:table-row>
        <table:table-row table:style-name="ro1">
          <table:table-cell office:value-type="string" calcext:value-type="string">
            <text:p>divieto_sorpasso.svg</text:p>
          </table:table-cell>
          <table:table-cell table:formula="of:=[$'elenco-segnali'.B35]" office:value-type="string" office:string-value="divieto sorpasso" calcext:value-type="string">
            <text:p>divieto sorpasso</text:p>
          </table:table-cell>
          <table:table-cell/>
        </table:table-row>
        <table:table-row table:style-name="ro1">
          <table:table-cell office:value-type="string" calcext:value-type="string">
            <text:p>divieto_sosta.svg</text:p>
          </table:table-cell>
          <table:table-cell table:formula="of:=[$'elenco-segnali'.B36]" office:value-type="string" office:string-value="divieto sosta" calcext:value-type="string">
            <text:p>divieto sosta</text:p>
          </table:table-cell>
          <table:table-cell/>
        </table:table-row>
        <table:table-row table:style-name="ro1">
          <table:table-cell office:value-type="string" calcext:value-type="string">
            <text:p>divieto_sosta_fermata.svg</text:p>
          </table:table-cell>
          <table:table-cell table:formula="of:=[$'elenco-segnali'.B37]" office:value-type="string" office:string-value="divieto sosta fermata" calcext:value-type="string">
            <text:p>divieto sosta fermata</text:p>
          </table:table-cell>
          <table:table-cell/>
        </table:table-row>
        <table:table-row table:style-name="ro1">
          <table:table-cell office:value-type="string" calcext:value-type="string">
            <text:p>divieto_sosta_temporaneo.svg</text:p>
          </table:table-cell>
          <table:table-cell table:formula="of:=[$'elenco-segnali'.B38]" office:value-type="string" office:string-value="divieto sosta temporaneo" calcext:value-type="string">
            <text:p>divieto sosta temporaneo</text:p>
          </table:table-cell>
          <table:table-cell/>
        </table:table-row>
        <table:table-row table:style-name="ro1">
          <table:table-cell office:value-type="string" calcext:value-type="string">
            <text:p>divieto_transito.svg</text:p>
          </table:table-cell>
          <table:table-cell table:formula="of:=[$'elenco-segnali'.B39]" office:value-type="string" office:string-value="divieto transito" calcext:value-type="string">
            <text:p>divieto transito</text:p>
          </table:table-cell>
          <table:table-cell/>
        </table:table-row>
        <table:table-row table:style-name="ro1">
          <table:table-cell office:value-type="string" calcext:value-type="string">
            <text:p>divieto_transito_autoarticolati.svg</text:p>
          </table:table-cell>
          <table:table-cell table:formula="of:=[$'elenco-segnali'.B40]" office:value-type="string" office:string-value="divieto transito autoarticolati" calcext:value-type="string">
            <text:p>divieto transito autoarticolati</text:p>
          </table:table-cell>
          <table:table-cell/>
        </table:table-row>
        <table:table-row table:style-name="ro1">
          <table:table-cell office:value-type="string" calcext:value-type="string">
            <text:p>divieto_transito_autobus.svg</text:p>
          </table:table-cell>
          <table:table-cell table:formula="of:=[$'elenco-segnali'.B41]" office:value-type="string" office:string-value="divieto transito autobus" calcext:value-type="string">
            <text:p>divieto transito autobus</text:p>
          </table:table-cell>
          <table:table-cell/>
        </table:table-row>
        <table:table-row table:style-name="ro1">
          <table:table-cell office:value-type="string" calcext:value-type="string">
            <text:p>divieto_transito_autocarri.svg</text:p>
          </table:table-cell>
          <table:table-cell table:formula="of:=[$'elenco-segnali'.B42]" office:value-type="string" office:string-value="divieto transito autocarri" calcext:value-type="string">
            <text:p>divieto transito autocarri</text:p>
          </table:table-cell>
          <table:table-cell/>
        </table:table-row>
        <table:table-row table:style-name="ro1">
          <table:table-cell office:value-type="string" calcext:value-type="string">
            <text:p>divieto_transito_pedoni.svg</text:p>
          </table:table-cell>
          <table:table-cell table:formula="of:=[$'elenco-segnali'.B43]" office:value-type="string" office:string-value="divieto transito pedoni" calcext:value-type="string">
            <text:p>divieto transito pedoni</text:p>
          </table:table-cell>
          <table:table-cell/>
        </table:table-row>
        <table:table-row table:style-name="ro1">
          <table:table-cell office:value-type="string" calcext:value-type="string">
            <text:p>divieto_transito_rimorchio.svg</text:p>
          </table:table-cell>
          <table:table-cell table:formula="of:=[$'elenco-segnali'.B44]" office:value-type="string" office:string-value="divieto transito rimorchio" calcext:value-type="string">
            <text:p>divieto transito rimorchio</text:p>
          </table:table-cell>
          <table:table-cell/>
        </table:table-row>
        <table:table-row table:style-name="ro1">
          <table:table-cell office:value-type="string" calcext:value-type="string">
            <text:p>doppia_curva_dx.svg</text:p>
          </table:table-cell>
          <table:table-cell table:formula="of:=[$'elenco-segnali'.B45]" office:value-type="string" office:string-value="doppia curva dx" calcext:value-type="string">
            <text:p>doppia curva dx</text:p>
          </table:table-cell>
          <table:table-cell/>
        </table:table-row>
        <table:table-row table:style-name="ro1">
          <table:table-cell office:value-type="string" calcext:value-type="string">
            <text:p>doppia_curva_sx.svg</text:p>
          </table:table-cell>
          <table:table-cell table:formula="of:=[$'elenco-segnali'.B46]" office:value-type="string" office:string-value="doppia curva sx" calcext:value-type="string">
            <text:p>doppia curva sx</text:p>
          </table:table-cell>
          <table:table-cell/>
        </table:table-row>
        <table:table-row table:style-name="ro1">
          <table:table-cell office:value-type="string" calcext:value-type="string">
            <text:p>doppio_senso.svg</text:p>
          </table:table-cell>
          <table:table-cell table:formula="of:=[$'elenco-segnali'.B47]" office:value-type="string" office:string-value="doppio senso di circolazione" calcext:value-type="string">
            <text:p>doppio senso di circolazione</text:p>
          </table:table-cell>
          <table:table-cell/>
        </table:table-row>
        <table:table-row table:style-name="ro1">
          <table:table-cell office:value-type="string" calcext:value-type="string">
            <text:p>dosso.svg</text:p>
          </table:table-cell>
          <table:table-cell table:formula="of:=[$'elenco-segnali'.B48]" office:value-type="string" office:string-value="dosso" calcext:value-type="string">
            <text:p>dosso</text:p>
          </table:table-cell>
          <table:table-cell/>
        </table:table-row>
        <table:table-row table:style-name="ro1">
          <table:table-cell office:value-type="string" calcext:value-type="string">
            <text:p>fermata_scuolabus.svg</text:p>
          </table:table-cell>
          <table:table-cell table:formula="of:=[$'elenco-segnali'.B49]" office:value-type="string" office:string-value="fermata scuolabus" calcext:value-type="string">
            <text:p>fermata scuolabus</text:p>
          </table:table-cell>
          <table:table-cell/>
        </table:table-row>
        <table:table-row table:style-name="ro1">
          <table:table-cell office:value-type="string" calcext:value-type="string">
            <text:p>fine_divieto.svg</text:p>
          </table:table-cell>
          <table:table-cell table:formula="of:=[$'elenco-segnali'.B50]" office:value-type="string" office:string-value="fine divieto (via libera)" calcext:value-type="string">
            <text:p>fine divieto (via libera)</text:p>
          </table:table-cell>
          <table:table-cell/>
        </table:table-row>
        <table:table-row table:style-name="ro1">
          <table:table-cell office:value-type="string" calcext:value-type="string">
            <text:p>fine_vert.svg</text:p>
          </table:table-cell>
          <table:table-cell table:formula="of:=[$'elenco-segnali'.B51]" office:value-type="string" office:string-value="fine verticale" calcext:value-type="string">
            <text:p>fine verticale</text:p>
          </table:table-cell>
          <table:table-cell/>
        </table:table-row>
        <table:table-row table:style-name="ro1">
          <table:table-cell office:value-type="string" calcext:value-type="string">
            <text:p>inizio_orizz.svg</text:p>
          </table:table-cell>
          <table:table-cell table:formula="of:=[$'elenco-segnali'.B52]" office:value-type="string" office:string-value="inizio orizzontale" calcext:value-type="string">
            <text:p>inizio orizzontale</text:p>
          </table:table-cell>
          <table:table-cell/>
        </table:table-row>
        <table:table-row table:style-name="ro1">
          <table:table-cell office:value-type="string" calcext:value-type="string">
            <text:p>inizio_vert.svg</text:p>
          </table:table-cell>
          <table:table-cell table:formula="of:=[$'elenco-segnali'.B53]" office:value-type="string" office:string-value="inizio verticale" calcext:value-type="string">
            <text:p>inizio verticale</text:p>
          </table:table-cell>
          <table:table-cell/>
        </table:table-row>
        <table:table-row table:style-name="ro1">
          <table:table-cell office:value-type="string" calcext:value-type="string">
            <text:p>integrativo_autoarticolato.svg</text:p>
          </table:table-cell>
          <table:table-cell table:formula="of:=[$'elenco-segnali'.B54]" office:value-type="string" office:string-value="integrativo autoarticolato" calcext:value-type="string">
            <text:p>integrativo autoarticolato</text:p>
          </table:table-cell>
          <table:table-cell/>
        </table:table-row>
        <table:table-row table:style-name="ro1">
          <table:table-cell office:value-type="string" calcext:value-type="string">
            <text:p>integrativo_autotreno.svg</text:p>
          </table:table-cell>
          <table:table-cell table:formula="of:=[$'elenco-segnali'.B55]" office:value-type="string" office:string-value="integrativo autotreno" calcext:value-type="string">
            <text:p>integrativo autotreno</text:p>
          </table:table-cell>
          <table:table-cell/>
        </table:table-row>
        <table:table-row table:style-name="ro1">
          <table:table-cell office:value-type="string" calcext:value-type="string">
            <text:p>integrativo_rimozione.svg</text:p>
          </table:table-cell>
          <table:table-cell table:formula="of:=[$'elenco-segnali'.B56]" office:value-type="string" office:string-value="integrativo rimozione" calcext:value-type="string">
            <text:p>integrativo rimozione</text:p>
          </table:table-cell>
          <table:table-cell/>
        </table:table-row>
        <table:table-row table:style-name="ro1">
          <table:table-cell office:value-type="string" calcext:value-type="string">
            <text:p>intersezione_con_precedenza.svg</text:p>
          </table:table-cell>
          <table:table-cell table:formula="of:=[$'elenco-segnali'.B57]" office:value-type="string" office:string-value="intersezione con precedenza" calcext:value-type="string">
            <text:p>intersezione con precedenza</text:p>
          </table:table-cell>
          <table:table-cell/>
        </table:table-row>
        <table:table-row table:style-name="ro1">
          <table:table-cell office:value-type="string" calcext:value-type="string">
            <text:p>intersezione_dare_precedenza.svg</text:p>
          </table:table-cell>
          <table:table-cell table:formula="of:=[$'elenco-segnali'.B58]" office:value-type="string" office:string-value="intersezione dare precedenza" calcext:value-type="string">
            <text:p>intersezione dare precedenza</text:p>
          </table:table-cell>
          <table:table-cell/>
        </table:table-row>
        <table:table-row table:style-name="ro1">
          <table:table-cell office:value-type="string" calcext:value-type="string">
            <text:p>lavori.svg</text:p>
          </table:table-cell>
          <table:table-cell table:formula="of:=[$'elenco-segnali'.B59]" office:value-type="string" office:string-value="lavori" calcext:value-type="string">
            <text:p>lavori</text:p>
          </table:table-cell>
          <table:table-cell/>
        </table:table-row>
        <table:table-row table:style-name="ro1">
          <table:table-cell office:value-type="string" calcext:value-type="string">
            <text:p>limite_velocita_30.svg</text:p>
          </table:table-cell>
          <table:table-cell table:formula="of:=[$'elenco-segnali'.B60]" office:value-type="string" office:string-value="limite velocita 30" calcext:value-type="string">
            <text:p>limite velocita 30</text:p>
          </table:table-cell>
          <table:table-cell/>
        </table:table-row>
        <table:table-row table:style-name="ro1">
          <table:table-cell office:value-type="string" calcext:value-type="string">
            <text:p>limite_velocita_50.svg</text:p>
          </table:table-cell>
          <table:table-cell table:formula="of:=[$'elenco-segnali'.B61]" office:value-type="string" office:string-value="limite velocita 50" calcext:value-type="string">
            <text:p>limite velocita 50</text:p>
          </table:table-cell>
          <table:table-cell/>
        </table:table-row>
        <table:table-row table:style-name="ro1">
          <table:table-cell office:value-type="string" calcext:value-type="string">
            <text:p>limite_velocita_70.svg</text:p>
          </table:table-cell>
          <table:table-cell table:formula="of:=[$'elenco-segnali'.B62]" office:value-type="string" office:string-value="limite velocita 70" calcext:value-type="string">
            <text:p>limite velocita 70</text:p>
          </table:table-cell>
          <table:table-cell/>
        </table:table-row>
        <table:table-row table:style-name="ro1">
          <table:table-cell office:value-type="string" calcext:value-type="string">
            <text:p>limite_velocita_90.svg</text:p>
          </table:table-cell>
          <table:table-cell table:formula="of:=[$'elenco-segnali'.B63]" office:value-type="string" office:string-value="limite velocita 90" calcext:value-type="string">
            <text:p>limite velocita 90</text:p>
          </table:table-cell>
          <table:table-cell/>
        </table:table-row>
        <table:table-row table:style-name="ro1">
          <table:table-cell office:value-type="string" calcext:value-type="string">
            <text:p>parcheggio.svg</text:p>
          </table:table-cell>
          <table:table-cell table:formula="of:=[$'elenco-segnali'.B64]" office:value-type="string" office:string-value="parcheggio" calcext:value-type="string">
            <text:p>parcheggio</text:p>
          </table:table-cell>
          <table:table-cell/>
        </table:table-row>
        <table:table-row table:style-name="ro1">
          <table:table-cell office:value-type="string" calcext:value-type="string">
            <text:p>parcheggio_disabili.svg</text:p>
          </table:table-cell>
          <table:table-cell table:formula="of:=[$'elenco-segnali'.B65]" office:value-type="string" office:string-value="parcheggio disabili" calcext:value-type="string">
            <text:p>parcheggio disabili</text:p>
          </table:table-cell>
          <table:table-cell/>
        </table:table-row>
        <table:table-row table:style-name="ro1">
          <table:table-cell office:value-type="string" calcext:value-type="string">
            <text:p>livello_con_barriere.svg</text:p>
          </table:table-cell>
          <table:table-cell table:formula="of:=[$'elenco-segnali'.B66]" office:value-type="string" office:string-value="passaggio a livello con barriere" calcext:value-type="string">
            <text:p>passaggio a livello con barriere</text:p>
          </table:table-cell>
          <table:table-cell/>
        </table:table-row>
        <table:table-row table:style-name="ro1">
          <table:table-cell office:value-type="string" calcext:value-type="string">
            <text:p>livello_senza_barriere.svg</text:p>
          </table:table-cell>
          <table:table-cell table:formula="of:=[$'elenco-segnali'.B67]" office:value-type="string" office:string-value="passaggio a livello senza barriere" calcext:value-type="string">
            <text:p>passaggio a livello senza barriere</text:p>
          </table:table-cell>
          <table:table-cell/>
        </table:table-row>
        <table:table-row table:style-name="ro1">
          <table:table-cell office:value-type="string" calcext:value-type="string">
            <text:p>passaggio_obbligatorio_dx.svg</text:p>
          </table:table-cell>
          <table:table-cell table:formula="of:=[$'elenco-segnali'.B68]" office:value-type="string" office:string-value="passaggio obbligatorio dx" calcext:value-type="string">
            <text:p>passaggio obbligatorio dx</text:p>
          </table:table-cell>
          <table:table-cell/>
        </table:table-row>
        <table:table-row table:style-name="ro1">
          <table:table-cell office:value-type="string" calcext:value-type="string">
            <text:p>passaggio_obbligatorio_sx.svg</text:p>
          </table:table-cell>
          <table:table-cell table:formula="of:=[$'elenco-segnali'.B69]" office:value-type="string" office:string-value="passaggio obbligatorio sx" calcext:value-type="string">
            <text:p>passaggio obbligatorio sx</text:p>
          </table:table-cell>
          <table:table-cell/>
        </table:table-row>
        <table:table-row table:style-name="ro1">
          <table:table-cell office:value-type="string" calcext:value-type="string">
            <text:p>percorso_pedonale.svg</text:p>
          </table:table-cell>
          <table:table-cell table:formula="of:=[$'elenco-segnali'.B70]" office:value-type="string" office:string-value="percorso pedonale" calcext:value-type="string">
            <text:p>percorso pedonale</text:p>
          </table:table-cell>
          <table:table-cell/>
        </table:table-row>
        <table:table-row table:style-name="ro1">
          <table:table-cell office:value-type="string" calcext:value-type="string">
            <text:p>percorso_pedonale_ciclabile.svg</text:p>
          </table:table-cell>
          <table:table-cell table:formula="of:=[$'elenco-segnali'.B71]" office:value-type="string" office:string-value="percorso pedonale ciclabile" calcext:value-type="string">
            <text:p>percorso pedonale ciclabile</text:p>
          </table:table-cell>
          <table:table-cell/>
        </table:table-row>
        <table:table-row table:style-name="ro1">
          <table:table-cell office:value-type="string" calcext:value-type="string">
            <text:p>percorso_pedonale_fine.svg</text:p>
          </table:table-cell>
          <table:table-cell table:formula="of:=[$'elenco-segnali'.B72]" office:value-type="string" office:string-value="percorso pedonale fine" calcext:value-type="string">
            <text:p>percorso pedonale fine</text:p>
          </table:table-cell>
          <table:table-cell/>
        </table:table-row>
        <table:table-row table:style-name="ro1">
          <table:table-cell office:value-type="string" calcext:value-type="string">
            <text:p>pista_ciclabile.svg</text:p>
          </table:table-cell>
          <table:table-cell table:formula="of:=[$'elenco-segnali'.B73]" office:value-type="string" office:string-value="pista ciclabile" calcext:value-type="string">
            <text:p>pista ciclabile</text:p>
          </table:table-cell>
          <table:table-cell/>
        </table:table-row>
        <table:table-row table:style-name="ro1">
          <table:table-cell office:value-type="string" calcext:value-type="string">
            <text:p>pista_ciclabile_fine.svg</text:p>
          </table:table-cell>
          <table:table-cell table:formula="of:=[$'elenco-segnali'.B74]" office:value-type="string" office:string-value="pista ciclabile fine" calcext:value-type="string">
            <text:p>pista ciclabile fine</text:p>
          </table:table-cell>
          <table:table-cell/>
        </table:table-row>
        <table:table-row table:style-name="ro1">
          <table:table-cell office:value-type="string" calcext:value-type="string">
            <text:p>preavviso_direzione_obbligatoria_dx.svg</text:p>
          </table:table-cell>
          <table:table-cell table:formula="of:=[$'elenco-segnali'.B75]" office:value-type="string" office:string-value="preavviso direzione obbligatoria dx" calcext:value-type="string">
            <text:p>preavviso direzione obbligatoria dx</text:p>
          </table:table-cell>
          <table:table-cell/>
        </table:table-row>
        <table:table-row table:style-name="ro1">
          <table:table-cell office:value-type="string" calcext:value-type="string">
            <text:p>preavviso_direzione_obbligatoria_sx.svg</text:p>
          </table:table-cell>
          <table:table-cell table:formula="of:=[$'elenco-segnali'.B76]" office:value-type="string" office:string-value="preavviso direzione obbligatoria sx" calcext:value-type="string">
            <text:p>preavviso direzione obbligatoria sx</text:p>
          </table:table-cell>
          <table:table-cell/>
        </table:table-row>
        <table:table-row table:style-name="ro1">
          <table:table-cell office:value-type="string" calcext:value-type="string">
            <text:p>preavviso_pedonale.svg</text:p>
          </table:table-cell>
          <table:table-cell table:formula="of:=[$'elenco-segnali'.B77]" office:value-type="string" office:string-value="preavviso pedonale" calcext:value-type="string">
            <text:p>preavviso pedonale</text:p>
          </table:table-cell>
          <table:table-cell/>
        </table:table-row>
        <table:table-row table:style-name="ro1">
          <table:table-cell office:value-type="string" calcext:value-type="string">
            <text:p>preavviso_rotatoria.svg</text:p>
          </table:table-cell>
          <table:table-cell table:formula="of:=[$'elenco-segnali'.B78]" office:value-type="string" office:string-value="preavviso rotatoria" calcext:value-type="string">
            <text:p>preavviso rotatoria</text:p>
          </table:table-cell>
          <table:table-cell/>
        </table:table-row>
        <table:table-row table:style-name="ro1">
          <table:table-cell office:value-type="string" calcext:value-type="string">
            <text:p>precedenza.svg</text:p>
          </table:table-cell>
          <table:table-cell table:formula="of:=[$'elenco-segnali'.B79]" office:value-type="string" office:string-value="dare la precedenza" calcext:value-type="string">
            <text:p>dare la precedenza</text:p>
          </table:table-cell>
          <table:table-cell/>
        </table:table-row>
        <table:table-row table:style-name="ro1">
          <table:table-cell office:value-type="string" calcext:value-type="string">
            <text:p>rotatoria.svg</text:p>
          </table:table-cell>
          <table:table-cell table:formula="of:=[$'elenco-segnali'.B80]" office:value-type="string" office:string-value="rotatoria" calcext:value-type="string">
            <text:p>rotatoria</text:p>
          </table:table-cell>
          <table:table-cell/>
        </table:table-row>
        <table:table-row table:style-name="ro1">
          <table:table-cell office:value-type="string" calcext:value-type="string">
            <text:p>salita_ripida.svg</text:p>
          </table:table-cell>
          <table:table-cell table:formula="of:=[$'elenco-segnali'.B81]" office:value-type="string" office:string-value="salita ripida" calcext:value-type="string">
            <text:p>salita ripida</text:p>
          </table:table-cell>
          <table:table-cell/>
        </table:table-row>
        <table:table-row table:style-name="ro1">
          <table:table-cell office:value-type="string" calcext:value-type="string">
            <text:p>senso_unico_alternato.svg</text:p>
          </table:table-cell>
          <table:table-cell table:formula="of:=[$'elenco-segnali'.B82]" office:value-type="string" office:string-value="precedenza senso unico alternato" calcext:value-type="string">
            <text:p>precedenza senso unico alternato</text:p>
          </table:table-cell>
          <table:table-cell/>
        </table:table-row>
        <table:table-row table:style-name="ro1">
          <table:table-cell office:value-type="string" calcext:value-type="string">
            <text:p>senso_unico_alternato2.svg</text:p>
          </table:table-cell>
          <table:table-cell table:formula="of:=[$'elenco-segnali'.B83]" office:value-type="string" office:string-value="dare precedenza senso unico alternato" calcext:value-type="string">
            <text:p>dare precedenza senso unico alternato</text:p>
          </table:table-cell>
          <table:table-cell/>
        </table:table-row>
        <table:table-row table:style-name="ro1">
          <table:table-cell office:value-type="string" calcext:value-type="string">
            <text:p>senso_unico_dx.svg</text:p>
          </table:table-cell>
          <table:table-cell table:formula="of:=[$'elenco-segnali'.B84]" office:value-type="string" office:string-value="senso unico dx" calcext:value-type="string">
            <text:p>senso unico dx</text:p>
          </table:table-cell>
          <table:table-cell/>
        </table:table-row>
        <table:table-row table:style-name="ro1">
          <table:table-cell office:value-type="string" calcext:value-type="string">
            <text:p>senso_unico_frontale.svg</text:p>
          </table:table-cell>
          <table:table-cell table:formula="of:=[$'elenco-segnali'.B85]" office:value-type="string" office:string-value="senso unico frontale" calcext:value-type="string">
            <text:p>senso unico frontale</text:p>
          </table:table-cell>
          <table:table-cell/>
        </table:table-row>
        <table:table-row table:style-name="ro1">
          <table:table-cell office:value-type="string" calcext:value-type="string">
            <text:p>senso_unico_sx.svg</text:p>
          </table:table-cell>
          <table:table-cell table:formula="of:=[$'elenco-segnali'.B86]" office:value-type="string" office:string-value="senso unico sx" calcext:value-type="string">
            <text:p>senso unico sx</text:p>
          </table:table-cell>
          <table:table-cell/>
        </table:table-row>
        <table:table-row table:style-name="ro1">
          <table:table-cell office:value-type="string" calcext:value-type="string">
            <text:p>senso_vietato.svg</text:p>
          </table:table-cell>
          <table:table-cell table:formula="of:=[$'elenco-segnali'.B87]" office:value-type="string" office:string-value="senso vietato" calcext:value-type="string">
            <text:p>senso vietato</text:p>
          </table:table-cell>
          <table:table-cell/>
        </table:table-row>
        <table:table-row table:style-name="ro1">
          <table:table-cell office:value-type="string" calcext:value-type="string">
            <text:p>stop.svg</text:p>
          </table:table-cell>
          <table:table-cell table:formula="of:=[$'elenco-segnali'.B88]" office:value-type="string" office:string-value="fermarsi e dare la precedenza" calcext:value-type="string">
            <text:p>fermarsi e dare la precedenza</text:p>
          </table:table-cell>
          <table:table-cell/>
        </table:table-row>
        <table:table-row table:style-name="ro1">
          <table:table-cell office:value-type="string" calcext:value-type="string">
            <text:p>strada_con_precedenza.svg</text:p>
          </table:table-cell>
          <table:table-cell table:formula="of:=[$'elenco-segnali'.B89]" office:value-type="string" office:string-value="strada con precedenza" calcext:value-type="string">
            <text:p>strada con precedenza</text:p>
          </table:table-cell>
          <table:table-cell/>
        </table:table-row>
        <table:table-row table:style-name="ro1">
          <table:table-cell office:value-type="string" calcext:value-type="string">
            <text:p>strada_con_precedenza_fine.svg</text:p>
          </table:table-cell>
          <table:table-cell table:formula="of:=[$'elenco-segnali'.B90]" office:value-type="string" office:string-value="strada con precedenza – fine" calcext:value-type="string">
            <text:p>strada con precedenza – fine</text:p>
          </table:table-cell>
          <table:table-cell/>
        </table:table-row>
        <table:table-row table:style-name="ro1">
          <table:table-cell office:value-type="string" calcext:value-type="string">
            <text:p>strada_dissestata.svg</text:p>
          </table:table-cell>
          <table:table-cell table:formula="of:=[$'elenco-segnali'.B91]" office:value-type="string" office:string-value="strada dissestata/deformata" calcext:value-type="string">
            <text:p>strada dissestata/deformata</text:p>
          </table:table-cell>
          <table:table-cell/>
        </table:table-row>
        <table:table-row table:style-name="ro1">
          <table:table-cell office:value-type="string" calcext:value-type="string">
            <text:p>strada_scivolosa.svg</text:p>
          </table:table-cell>
          <table:table-cell table:formula="of:=[$'elenco-segnali'.B92]" office:value-type="string" office:string-value="strada sdrucciolevole" calcext:value-type="string">
            <text:p>strada sdrucciolevole</text:p>
          </table:table-cell>
          <table:table-cell/>
        </table:table-row>
        <table:table-row table:style-name="ro1">
          <table:table-cell office:value-type="string" calcext:value-type="string">
            <text:p>strettoia.svg</text:p>
          </table:table-cell>
          <table:table-cell table:formula="of:=[$'elenco-segnali'.B93]" office:value-type="string" office:string-value="strettoia simmetrica" calcext:value-type="string">
            <text:p>strettoia simmetrica</text:p>
          </table:table-cell>
          <table:table-cell/>
        </table:table-row>
        <table:table-row table:style-name="ro1">
          <table:table-cell office:value-type="string" calcext:value-type="string">
            <text:p>strettoia_asimmetrica_dx.svg</text:p>
          </table:table-cell>
          <table:table-cell table:formula="of:=[$'elenco-segnali'.B94]" office:value-type="string" office:string-value="strettoia asimmetrica dx" calcext:value-type="string">
            <text:p>strettoia asimmetrica dx</text:p>
          </table:table-cell>
          <table:table-cell/>
        </table:table-row>
        <table:table-row table:style-name="ro1">
          <table:table-cell office:value-type="string" calcext:value-type="string">
            <text:p>strettoia_asimmetrica_sx.svg</text:p>
          </table:table-cell>
          <table:table-cell table:formula="of:=[$'elenco-segnali'.B95]" office:value-type="string" office:string-value="strettoia asimmetrica sx" calcext:value-type="string">
            <text:p>strettoia asimmetrica sx</text:p>
          </table:table-cell>
          <table:table-cell/>
        </table:table-row>
        <table:table-row table:style-name="ro1">
          <table:table-cell office:value-type="string" calcext:value-type="string">
            <text:p>zona_30.svg</text:p>
          </table:table-cell>
          <table:table-cell table:formula="of:=[$'elenco-segnali'.B96]" office:value-type="string" office:string-value="zona 30" calcext:value-type="string">
            <text:p>zona 30</text:p>
          </table:table-cell>
          <table:table-cell/>
        </table:table-row>
        <table:table-row table:style-name="ro1">
          <table:table-cell office:value-type="string" calcext:value-type="string">
            <text:p>zona_30_fine.svg</text:p>
          </table:table-cell>
          <table:table-cell table:formula="of:=[$'elenco-segnali'.B97]" office:value-type="string" office:string-value="zona 30 fine" calcext:value-type="string">
            <text:p>zona 30 fine</text:p>
          </table:table-cell>
          <table:table-cell/>
        </table:table-row>
        <table:table-row table:style-name="ro1">
          <table:table-cell office:value-type="string" calcext:value-type="string">
            <text:p>zona_residenziale.svg</text:p>
          </table:table-cell>
          <table:table-cell table:formula="of:=[$'elenco-segnali'.B98]" office:value-type="string" office:string-value="zona residenziale" calcext:value-type="string">
            <text:p>zona residenziale</text:p>
          </table:table-cell>
          <table:table-cell/>
        </table:table-row>
        <table:table-row table:style-name="ro1">
          <table:table-cell office:value-type="string" calcext:value-type="string">
            <text:p>zona_residenziale_fine.svg</text:p>
          </table:table-cell>
          <table:table-cell table:formula="of:=[$'elenco-segnali'.B99]" office:value-type="string" office:string-value="zona residenziale fine" calcext:value-type="string">
            <text:p>zona residenziale fine</text:p>
          </table:table-cell>
          <table:table-cell/>
        </table:table-row>
      </table:table>
      <table:table table:name="articoli-segnali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g. 35 art. 103</text:p>
          </table:table-cell>
          <table:table-cell table:formula="of:=[$'elenco-segnali'.B1]" office:value-type="string" office:string-value="altri pericoli" calcext:value-type="string">
            <text:p>altri peri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4 art. 95</text:p>
          </table:table-cell>
          <table:table-cell table:formula="of:=[$'elenco-segnali'.B2]" office:value-type="string" office:string-value="animali domestici" calcext:value-type="string">
            <text:p>animali domest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5 art. 95</text:p>
          </table:table-cell>
          <table:table-cell table:formula="of:=[$'elenco-segnali'.B3]" office:value-type="string" office:string-value="animali selvatici" calcext:value-type="string">
            <text:p>animali selvat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0 art. 135</text:p>
          </table:table-cell>
          <table:table-cell table:formula="of:=[$'elenco-segnali'.B4]" office:value-type="string" office:string-value="area pedonale" calcext:value-type="string">
            <text:p>area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1 art. 135</text:p>
          </table:table-cell>
          <table:table-cell table:formula="of:=[$'elenco-segnali'.B5]" office:value-type="string" office:string-value="area pedonale fine" calcext:value-type="string">
            <text:p>area pedona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4 art. 135</text:p>
          </table:table-cell>
          <table:table-cell table:formula="of:=[$'elenco-segnali'.B6]" office:value-type="string" office:string-value="attr ciclabile" calcext:value-type="string">
            <text:p>attr cicl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4 art. 88</text:p>
          </table:table-cell>
          <table:table-cell table:formula="of:=[$'elenco-segnali'.B7]" office:value-type="string" office:string-value="attr ciclabile preavviso" calcext:value-type="string">
            <text:p>attr ciclabile preavv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3 art. 135</text:p>
          </table:table-cell>
          <table:table-cell table:formula="of:=[$'elenco-segnali'.B8]" office:value-type="string" office:string-value="attr pedonale" calcext:value-type="string">
            <text:p>attr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3 art. 88</text:p>
          </table:table-cell>
          <table:table-cell table:formula="of:=[$'elenco-segnali'.B9]" office:value-type="string" office:string-value="attr pedonale preavviso" calcext:value-type="string">
            <text:p>attr pedonale preavv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3 art. 94</text:p>
          </table:table-cell>
          <table:table-cell table:formula="of:=[$'elenco-segnali'.B10]" office:value-type="string" office:string-value="bambini" calcext:value-type="string">
            <text:p>bamb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1 art. 92</text:p>
          </table:table-cell>
          <table:table-cell table:formula="of:=[$'elenco-segnali'.B11]" office:value-type="string" office:string-value="banchina pericolosa" calcext:value-type="string">
            <text:p>banchina pericol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/a art. 98</text:p>
          </table:table-cell>
          <table:table-cell table:formula="of:=[$'elenco-segnali'.B12]" office:value-type="string" office:string-value="caduta massi dx" calcext:value-type="string">
            <text:p>caduta massi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/b art. 98</text:p>
          </table:table-cell>
          <table:table-cell table:formula="of:=[$'elenco-segnali'.B13]" office:value-type="string" office:string-value="caduta massi sx" calcext:value-type="string">
            <text:p>caduta massi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7 art. 122</text:p>
          </table:table-cell>
          <table:table-cell table:formula="of:=[$'elenco-segnali'.B14]" office:value-type="string" office:string-value="catene obbligatorie" calcext:value-type="string">
            <text:p>catene obbligato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3 art. 131</text:p>
          </table:table-cell>
          <table:table-cell table:formula="of:=[$'elenco-segnali'.B15]" office:value-type="string" office:string-value="centro abitato" calcext:value-type="string">
            <text:p>centro abit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3f art. 131</text:p>
          </table:table-cell>
          <table:table-cell table:formula="of:=[$'elenco-segnali'.B16]" office:value-type="string" office:string-value="centro abitato fine" calcext:value-type="string">
            <text:p>centro abitato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2a art. 122</text:p>
          </table:table-cell>
          <table:table-cell table:formula="of:=[$'elenco-segnali'.B17]" office:value-type="string" office:string-value="ciclabile pedonale contigua" calcext:value-type="string">
            <text:p>ciclabile pedonale conti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3a art. 122</text:p>
          </table:table-cell>
          <table:table-cell table:formula="of:=[$'elenco-segnali'.B18]" office:value-type="string" office:string-value="ciclabile pedonale contigua fine" calcext:value-type="string">
            <text:p>ciclabile pedonale contigua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2b art. 122</text:p>
          </table:table-cell>
          <table:table-cell table:formula="of:=[$'elenco-segnali'.B19]" office:value-type="string" office:string-value="ciclabile pedonale mista" calcext:value-type="string">
            <text:p>ciclabile pedonale m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3b art. 122</text:p>
          </table:table-cell>
          <table:table-cell table:formula="of:=[$'elenco-segnali'.B20]" office:value-type="string" office:string-value="ciclabile pedonale mista fine" calcext:value-type="string">
            <text:p>ciclabile pedonale mista fine</text:p>
          </table:table-cell>
          <table:table-cell table:number-columns-repeated="2"/>
        </table:table-row>
        <table:table-row table:style-name="ro1">
          <table:table-cell/>
          <table:table-cell table:formula="of:=[$'elenco-segnali'.B21]" office:value-type="string" office:string-value="confine territoriale" calcext:value-type="string">
            <text:p>confine territoriale</text:p>
          </table:table-cell>
          <table:table-cell table:number-columns-repeated="2"/>
        </table:table-row>
        <table:table-row table:style-name="ro1">
          <table:table-cell/>
          <table:table-cell table:formula="of:=[$'elenco-segnali'.B22]" office:value-type="string" office:string-value="confine territoriale fine" calcext:value-type="string">
            <text:p>confine territoria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b2</text:p>
          </table:table-cell>
          <table:table-cell table:formula="of:=[$'elenco-segnali'.B23]" office:value-type="string" office:string-value="continua orizzontale" calcext:value-type="string">
            <text:p>continua orizz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a2</text:p>
          </table:table-cell>
          <table:table-cell table:formula="of:=[$'elenco-segnali'.B24]" office:value-type="string" office:string-value="continua verticale" calcext:value-type="string">
            <text:p>continua verti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 art. 86</text:p>
          </table:table-cell>
          <table:table-cell table:formula="of:=[$'elenco-segnali'.B25]" office:value-type="string" office:string-value="cunetta" calcext:value-type="string">
            <text:p>cunet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 art. 86</text:p>
          </table:table-cell>
          <table:table-cell table:formula="of:=[$'elenco-segnali'.B26]" office:value-type="string" office:string-value="curva destra" calcext:value-type="string">
            <text:p>curva d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 art. 86</text:p>
          </table:table-cell>
          <table:table-cell table:formula="of:=[$'elenco-segnali'.B27]" office:value-type="string" office:string-value="curva sinistra" calcext:value-type="string">
            <text:p>curva sini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c art. 122</text:p>
          </table:table-cell>
          <table:table-cell table:formula="of:=[$'elenco-segnali'.B28]" office:value-type="string" office:string-value="direzione obbligatoria destra" calcext:value-type="string">
            <text:p>direzione obbligatoria d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a art. 122</text:p>
          </table:table-cell>
          <table:table-cell table:formula="of:=[$'elenco-segnali'.B29]" office:value-type="string" office:string-value="direzione obbligatoria dritto" calcext:value-type="string">
            <text:p>direzione obbligatoria dr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b art. 122</text:p>
          </table:table-cell>
          <table:table-cell table:formula="of:=[$'elenco-segnali'.B30]" office:value-type="string" office:string-value="direzione obbligatoria sinistra" calcext:value-type="string">
            <text:p>direzione obbligatoria sini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5 art. 89</text:p>
          </table:table-cell>
          <table:table-cell table:formula="of:=[$'elenco-segnali'.B31]" office:value-type="string" office:string-value="discesa pericolosa" calcext:value-type="string">
            <text:p>discesa pericol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6 art. 117</text:p>
          </table:table-cell>
          <table:table-cell table:formula="of:=[$'elenco-segnali'.B32]" office:value-type="string" office:string-value="divieto di transito motocicli" calcext:value-type="string">
            <text:p>divieto di transito motoci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5 art. 120</text:p>
          </table:table-cell>
          <table:table-cell table:formula="of:=[$'elenco-segnali'.B33]" office:value-type="string" office:string-value="divieto fermata" calcext:value-type="string">
            <text:p>divieto ferm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1 art. 116</text:p>
          </table:table-cell>
          <table:table-cell table:formula="of:=[$'elenco-segnali'.B34]" office:value-type="string" office:string-value="divieto segnalazioni acustiche" calcext:value-type="string">
            <text:p>divieto segnalazioni acust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8 art. 116</text:p>
          </table:table-cell>
          <table:table-cell table:formula="of:=[$'elenco-segnali'.B35]" office:value-type="string" office:string-value="divieto sorpasso" calcext:value-type="string">
            <text:p>divieto sorpa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4 art. 120</text:p>
          </table:table-cell>
          <table:table-cell table:formula="of:=[$'elenco-segnali'.B36]" office:value-type="string" office:string-value="divieto sosta" calcext:value-type="string">
            <text:p>divieto s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5 art. 120</text:p>
          </table:table-cell>
          <table:table-cell table:formula="of:=[$'elenco-segnali'.B37]" office:value-type="string" office:string-value="divieto sosta fermata" calcext:value-type="string">
            <text:p>divieto sosta ferm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8 art. 83 8/a</text:p>
          </table:table-cell>
          <table:table-cell table:formula="of:=[$'elenco-segnali'.B38]" office:value-type="string" office:string-value="divieto sosta temporaneo" calcext:value-type="string">
            <text:p>divieto sosta tempora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6 art. 116</text:p>
          </table:table-cell>
          <table:table-cell table:formula="of:=[$'elenco-segnali'.B39]" office:value-type="string" office:string-value="divieto transito" calcext:value-type="string">
            <text:p>divieto transito</text:p>
          </table:table-cell>
          <table:table-cell table:number-columns-repeated="2"/>
        </table:table-row>
        <table:table-row table:style-name="ro1">
          <table:table-cell/>
          <table:table-cell table:formula="of:=[$'elenco-segnali'.B40]" office:value-type="string" office:string-value="divieto transito autoarticolati" calcext:value-type="string">
            <text:p>divieto transito autoarticola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9 art. 117</text:p>
          </table:table-cell>
          <table:table-cell table:formula="of:=[$'elenco-segnali'.B41]" office:value-type="string" office:string-value="divieto transito autobus" calcext:value-type="string">
            <text:p>divieto transito auto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0a art. 117</text:p>
          </table:table-cell>
          <table:table-cell table:formula="of:=[$'elenco-segnali'.B42]" office:value-type="string" office:string-value="divieto transito autocarri" calcext:value-type="string">
            <text:p>divieto transito autoca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4 art. 117</text:p>
          </table:table-cell>
          <table:table-cell table:formula="of:=[$'elenco-segnali'.B43]" office:value-type="string" office:string-value="divieto transito pedoni" calcext:value-type="string">
            <text:p>divieto transito ped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1 art. 117</text:p>
          </table:table-cell>
          <table:table-cell table:formula="of:=[$'elenco-segnali'.B44]" office:value-type="string" office:string-value="divieto transito rimorchio" calcext:value-type="string">
            <text:p>divieto transito rimorch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 art. 86</text:p>
          </table:table-cell>
          <table:table-cell table:formula="of:=[$'elenco-segnali'.B45]" office:value-type="string" office:string-value="doppia curva dx" calcext:value-type="string">
            <text:p>doppia curv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 art. 86</text:p>
          </table:table-cell>
          <table:table-cell table:formula="of:=[$'elenco-segnali'.B46]" office:value-type="string" office:string-value="doppia curva sx" calcext:value-type="string">
            <text:p>doppia curva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6 art. 96</text:p>
          </table:table-cell>
          <table:table-cell table:formula="of:=[$'elenco-segnali'.B47]" office:value-type="string" office:string-value="doppio senso di circolazione" calcext:value-type="string">
            <text:p>doppio senso di circolaz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 art. 85</text:p>
          </table:table-cell>
          <table:table-cell table:formula="of:=[$'elenco-segnali'.B48]" office:value-type="string" office:string-value="dosso" calcext:value-type="string">
            <text:p>do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4 art. 125</text:p>
          </table:table-cell>
          <table:table-cell table:formula="of:=[$'elenco-segnali'.B49]" office:value-type="string" office:string-value="fermata scuolabus" calcext:value-type="string">
            <text:p>fermata scuola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0 art. 119</text:p>
          </table:table-cell>
          <table:table-cell table:formula="of:=[$'elenco-segnali'.B50]" office:value-type="string" office:string-value="fine divieto (via libera)" calcext:value-type="string">
            <text:p>fine divieto (via libe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a3</text:p>
          </table:table-cell>
          <table:table-cell table:formula="of:=[$'elenco-segnali'.B51]" office:value-type="string" office:string-value="fine verticale" calcext:value-type="string">
            <text:p>fine verti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b1</text:p>
          </table:table-cell>
          <table:table-cell table:formula="of:=[$'elenco-segnali'.B52]" office:value-type="string" office:string-value="inizio orizzontale" calcext:value-type="string">
            <text:p>inizio orizz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a1</text:p>
          </table:table-cell>
          <table:table-cell table:formula="of:=[$'elenco-segnali'.B53]" office:value-type="string" office:string-value="inizio verticale" calcext:value-type="string">
            <text:p>inizio verti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4 art. 83 4/a</text:p>
          </table:table-cell>
          <table:table-cell table:formula="of:=[$'elenco-segnali'.B54]" office:value-type="string" office:string-value="integrativo autoarticolato" calcext:value-type="string">
            <text:p>integrativo autoarticolato</text:p>
          </table:table-cell>
          <table:table-cell table:number-columns-repeated="2"/>
        </table:table-row>
        <table:table-row table:style-name="ro1">
          <table:table-cell/>
          <table:table-cell table:formula="of:=[$'elenco-segnali'.B55]" office:value-type="string" office:string-value="integrativo autotreno" calcext:value-type="string">
            <text:p>integrativo autot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6 art. 83 6/a</text:p>
          </table:table-cell>
          <table:table-cell table:formula="of:=[$'elenco-segnali'.B56]" office:value-type="string" office:string-value="integrativo rimozione" calcext:value-type="string">
            <text:p>integrativo rimoz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3a art. 112</text:p>
          </table:table-cell>
          <table:table-cell table:formula="of:=[$'elenco-segnali'.B57]" office:value-type="string" office:string-value="intersezione con precedenza" calcext:value-type="string">
            <text:p>intersezione con preced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0 art. 109</text:p>
          </table:table-cell>
          <table:table-cell table:formula="of:=[$'elenco-segnali'.B58]" office:value-type="string" office:string-value="intersezione dare precedenza" calcext:value-type="string">
            <text:p>intersezione dare precedenza</text:p>
          </table:table-cell>
          <table:table-cell table:number-columns-repeated="2"/>
        </table:table-row>
        <table:table-row table:style-name="ro1">
          <table:table-cell/>
          <table:table-cell table:formula="of:=[$'elenco-segnali'.B59]" office:value-type="string" office:string-value="lavori" calcext:value-type="string">
            <text:p>lavo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table:formula="of:=[$'elenco-segnali'.B60]" office:value-type="string" office:string-value="limite velocita 30" calcext:value-type="string">
            <text:p>limite velocita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table:formula="of:=[$'elenco-segnali'.B61]" office:value-type="string" office:string-value="limite velocita 50" calcext:value-type="string">
            <text:p>limite velocita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table:formula="of:=[$'elenco-segnali'.B62]" office:value-type="string" office:string-value="limite velocita 70" calcext:value-type="string">
            <text:p>limite velocita 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table:formula="of:=[$'elenco-segnali'.B63]" office:value-type="string" office:string-value="limite velocita 90" calcext:value-type="string">
            <text:p>limite velocita 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6 art. 120</text:p>
          </table:table-cell>
          <table:table-cell table:formula="of:=[$'elenco-segnali'.B64]" office:value-type="string" office:string-value="parcheggio" calcext:value-type="string">
            <text:p>parcheg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9a art. 120</text:p>
          </table:table-cell>
          <table:table-cell table:formula="of:=[$'elenco-segnali'.B65]" office:value-type="string" office:string-value="parcheggio disabili" calcext:value-type="string">
            <text:p>parcheggio disab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 art. 87</text:p>
          </table:table-cell>
          <table:table-cell table:formula="of:=[$'elenco-segnali'.B66]" office:value-type="string" office:string-value="passaggio a livello con barriere" calcext:value-type="string">
            <text:p>passaggio a livello con barri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 art. 87</text:p>
          </table:table-cell>
          <table:table-cell table:formula="of:=[$'elenco-segnali'.B67]" office:value-type="string" office:string-value="passaggio a livello senza barriere" calcext:value-type="string">
            <text:p>passaggio a livello senza barri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2b art. 122</text:p>
          </table:table-cell>
          <table:table-cell table:formula="of:=[$'elenco-segnali'.B68]" office:value-type="string" office:string-value="passaggio obbligatorio dx" calcext:value-type="string">
            <text:p>passaggio obbligatorio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2a art. 122</text:p>
          </table:table-cell>
          <table:table-cell table:formula="of:=[$'elenco-segnali'.B69]" office:value-type="string" office:string-value="passaggio obbligatorio sx" calcext:value-type="string">
            <text:p>passaggio obbligatorio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8 art. 122</text:p>
          </table:table-cell>
          <table:table-cell table:formula="of:=[$'elenco-segnali'.B70]" office:value-type="string" office:string-value="percorso pedonale" calcext:value-type="string">
            <text:p>percorso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2b art. 122</text:p>
          </table:table-cell>
          <table:table-cell table:formula="of:=[$'elenco-segnali'.B71]" office:value-type="string" office:string-value="percorso pedonale ciclabile" calcext:value-type="string">
            <text:p>percorso pedonale cicl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9 art. 122</text:p>
          </table:table-cell>
          <table:table-cell table:formula="of:=[$'elenco-segnali'.B72]" office:value-type="string" office:string-value="percorso pedonale fine" calcext:value-type="string">
            <text:p>percorso pedona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0 art. 122</text:p>
          </table:table-cell>
          <table:table-cell table:formula="of:=[$'elenco-segnali'.B73]" office:value-type="string" office:string-value="pista ciclabile" calcext:value-type="string">
            <text:p>pista cicl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1 art. 122</text:p>
          </table:table-cell>
          <table:table-cell table:formula="of:=[$'elenco-segnali'.B74]" office:value-type="string" office:string-value="pista ciclabile fine" calcext:value-type="string">
            <text:p>pista ciclabi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d art. 122</text:p>
          </table:table-cell>
          <table:table-cell table:formula="of:=[$'elenco-segnali'.B75]" office:value-type="string" office:string-value="preavviso direzione obbligatoria dx" calcext:value-type="string">
            <text:p>preavviso direzione obbligatori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e art. 122</text:p>
          </table:table-cell>
          <table:table-cell table:formula="of:=[$'elenco-segnali'.B76]" office:value-type="string" office:string-value="preavviso direzione obbligatoria sx" calcext:value-type="string">
            <text:p>preavviso direzione obbligatoria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3 art. 88</text:p>
          </table:table-cell>
          <table:table-cell table:formula="of:=[$'elenco-segnali'.B77]" office:value-type="string" office:string-value="preavviso pedonale" calcext:value-type="string">
            <text:p>preavviso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 art. 96</text:p>
          </table:table-cell>
          <table:table-cell table:formula="of:=[$'elenco-segnali'.B78]" office:value-type="string" office:string-value="preavviso rotatoria" calcext:value-type="string">
            <text:p>preavviso rota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6 art. 106</text:p>
          </table:table-cell>
          <table:table-cell table:formula="of:=[$'elenco-segnali'.B79]" office:value-type="string" office:string-value="dare la precedenza" calcext:value-type="string">
            <text:p>dare la preced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 art. 96</text:p>
          </table:table-cell>
          <table:table-cell table:formula="of:=[$'elenco-segnali'.B80]" office:value-type="string" office:string-value="rotatoria" calcext:value-type="string">
            <text:p>rota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6 art. 89</text:p>
          </table:table-cell>
          <table:table-cell table:formula="of:=[$'elenco-segnali'.B81]" office:value-type="string" office:string-value="salita ripida" calcext:value-type="string">
            <text:p>salita rip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5 art. 114</text:p>
          </table:table-cell>
          <table:table-cell table:formula="of:=[$'elenco-segnali'.B82]" office:value-type="string" office:string-value="precedenza senso unico alternato" calcext:value-type="string">
            <text:p>precedenza senso unico altern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48 art. 135</text:p>
          </table:table-cell>
          <table:table-cell table:formula="of:=[$'elenco-segnali'.B84]" office:value-type="string" office:string-value="senso unico dx" calcext:value-type="string">
            <text:p>senso unico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49 art. 135</text:p>
          </table:table-cell>
          <table:table-cell table:formula="of:=[$'elenco-segnali'.B85]" office:value-type="string" office:string-value="senso unico frontale" calcext:value-type="string">
            <text:p>senso unico fr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48 art. 135</text:p>
          </table:table-cell>
          <table:table-cell table:formula="of:=[$'elenco-segnali'.B86]" office:value-type="string" office:string-value="senso unico sx" calcext:value-type="string">
            <text:p>senso unico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7 art. 116</text:p>
          </table:table-cell>
          <table:table-cell table:formula="of:=[$'elenco-segnali'.B87]" office:value-type="string" office:string-value="senso vietato" calcext:value-type="string">
            <text:p>senso viet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7 art. 107</text:p>
          </table:table-cell>
          <table:table-cell table:formula="of:=[$'elenco-segnali'.B88]" office:value-type="string" office:string-value="fermarsi e dare la precedenza" calcext:value-type="string">
            <text:p>fermarsi e dare la preced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 art. 85</text:p>
          </table:table-cell>
          <table:table-cell table:formula="of:=[$'elenco-segnali'.B91]" office:value-type="string" office:string-value="strada dissestata/deformata" calcext:value-type="string">
            <text:p>strada dissestata/deform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2 art. 93</text:p>
          </table:table-cell>
          <table:table-cell table:formula="of:=[$'elenco-segnali'.B92]" office:value-type="string" office:string-value="strada sdrucciolevole" calcext:value-type="string">
            <text:p>strada sdrucciolev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7 art. 90</text:p>
          </table:table-cell>
          <table:table-cell table:formula="of:=[$'elenco-segnali'.B93]" office:value-type="string" office:string-value="strettoia simmetrica" calcext:value-type="string">
            <text:p>strettoia simmet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9 art. 90</text:p>
          </table:table-cell>
          <table:table-cell table:formula="of:=[$'elenco-segnali'.B94]" office:value-type="string" office:string-value="strettoia asimmetrica dx" calcext:value-type="string">
            <text:p>strettoia asimmetric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8 art. 90</text:p>
          </table:table-cell>
          <table:table-cell table:formula="of:=[$'elenco-segnali'.B95]" office:value-type="string" office:string-value="strettoia asimmetrica sx" calcext:value-type="string">
            <text:p>strettoia asimmetrica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3a art. 135</text:p>
          </table:table-cell>
          <table:table-cell table:formula="of:=[$'elenco-segnali'.B96]" office:value-type="string" office:string-value="zona 30" calcext:value-type="string">
            <text:p>zona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3b art. 135</text:p>
          </table:table-cell>
          <table:table-cell table:formula="of:=[$'elenco-segnali'.B97]" office:value-type="string" office:string-value="zona 30 fine" calcext:value-type="string">
            <text:p>zona 30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18 art. 135</text:p>
          </table:table-cell>
          <table:table-cell table:formula="of:=[$'elenco-segnali'.B98]" office:value-type="string" office:string-value="zona residenziale" calcext:value-type="string">
            <text:p>zona residenzi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19 art. 135</text:p>
          </table:table-cell>
          <table:table-cell table:formula="of:=[$'elenco-segnali'.B99]" office:value-type="string" office:string-value="zona residenziale fine" calcext:value-type="string">
            <text:p>zona residenziale fine</text:p>
          </table:table-cell>
          <table:table-cell table:number-columns-repeated="2"/>
        </table:table-row>
      </table:table>
      <table:table table:name="dimensioni-segnali" table:style-name="ta1">
        <table:table-column table:style-name="co4" table:number-columns-repeated="2" table:default-cell-style-name="Default"/>
        <table:table-row table:style-name="ro1">
          <table:table-cell table:number-columns-repeated="2" office:value-type="string" calcext:value-type="string">
            <text:p>piccolo</text:p>
          </table:table-cell>
        </table:table-row>
        <table:table-row table:style-name="ro1">
          <table:table-cell table:number-columns-repeated="2" office:value-type="string" calcext:value-type="string">
            <text:p>normale</text:p>
          </table:table-cell>
        </table:table-row>
        <table:table-row table:style-name="ro1">
          <table:table-cell table:number-columns-repeated="2" office:value-type="string" calcext:value-type="string">
            <text:p>grande</text:p>
          </table:table-cell>
        </table:table-row>
        <table:table-row table:style-name="ro1">
          <table:table-cell table:number-columns-repeated="2" office:value-type="string" calcext:value-type="string">
            <text:p>40x60</text:p>
          </table:table-cell>
        </table:table-row>
        <table:table-row table:style-name="ro1">
          <table:table-cell table:number-columns-repeated="2" office:value-type="string" calcext:value-type="string">
            <text:p>60x90</text:p>
          </table:table-cell>
        </table:table-row>
        <table:table-row table:style-name="ro1">
          <table:table-cell table:number-columns-repeated="2" office:value-type="string" calcext:value-type="string">
            <text:p>altro</text:p>
          </table:table-cell>
        </table:table-row>
      </table:table>
      <table:table table:name="materiali-segnali" table:style-name="ta1">
        <table:table-column table:style-name="co4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alluminio</text:p>
          </table:table-cell>
        </table:table-row>
        <table:table-row table:style-name="ro1">
          <table:table-cell table:number-columns-repeated="2" office:value-type="string" calcext:value-type="string">
            <text:p>plastica</text:p>
          </table:table-cell>
        </table:table-row>
      </table:table>
      <table:table table:name="stato-uso" table:style-name="ta1">
        <table:table-column table:style-name="co4" table:number-columns-repeated="2" table:default-cell-style-name="Default"/>
        <table:table-row table:style-name="ro1">
          <table:table-cell table:number-columns-repeated="2" office:value-type="string" calcext:value-type="string">
            <text:p>ottimo</text:p>
          </table:table-cell>
        </table:table-row>
        <table:table-row table:style-name="ro1">
          <table:table-cell table:number-columns-repeated="2" office:value-type="string" calcext:value-type="string">
            <text:p>buono</text:p>
          </table:table-cell>
        </table:table-row>
        <table:table-row table:style-name="ro1">
          <table:table-cell table:number-columns-repeated="2" office:value-type="string" calcext:value-type="string">
            <text:p>sufficiente</text:p>
          </table:table-cell>
        </table:table-row>
        <table:table-row table:style-name="ro1">
          <table:table-cell table:number-columns-repeated="2" office:value-type="string" calcext:value-type="string">
            <text:p>scarso</text:p>
          </table:table-cell>
        </table:table-row>
        <table:table-row table:style-name="ro1">
          <table:table-cell table:number-columns-repeated="2" office:value-type="string" calcext:value-type="string">
            <text:p>insufficiente</text:p>
          </table:table-cell>
        </table:table-row>
        <table:table-row table:style-name="ro1">
          <table:table-cell table:number-columns-repeated="2" office:value-type="string" calcext:value-type="string">
            <text:p>eliminare</text:p>
          </table:table-cell>
        </table:table-row>
      </table:table>
      <table:table table:name="lato-strada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estro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inistro</text:p>
          </table:table-cell>
        </table:table-row>
      </table:table>
      <table:table table:name="tipo-sostegno" table:style-name="ta1"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ub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filo 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ubblica illuminazio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tro</text:p>
          </table:table-cell>
        </table:table-row>
      </table:table>
      <table:table table:name="materiali-sostegno" table:style-name="ta1">
        <table:table-column table:style-name="co4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legno</text:p>
          </table:table-cell>
        </table:table-row>
        <table:table-row table:style-name="ro1">
          <table:table-cell table:number-columns-repeated="2" office:value-type="string" calcext:value-type="string">
            <text:p>altro</text:p>
          </table:table-cell>
        </table:table-row>
      </table:table>
      <table:table table:name="tipo-segnale" table:style-name="ta1">
        <table:table-column table:style-name="co9" table:number-columns-repeated="2" table:default-cell-style-name="Default"/>
        <table:table-row table:style-name="ro1">
          <table:table-cell table:number-columns-repeated="2" office:value-type="string" calcext:value-type="string">
            <text:p>pericolo</text:p>
          </table:table-cell>
        </table:table-row>
        <table:table-row table:style-name="ro1">
          <table:table-cell table:number-columns-repeated="2" office:value-type="string" calcext:value-type="string">
            <text:p>prescrizione</text:p>
          </table:table-cell>
        </table:table-row>
        <table:table-row table:style-name="ro1">
          <table:table-cell table:number-columns-repeated="2" office:value-type="string" calcext:value-type="string">
            <text:p>indicazione</text:p>
          </table:table-cell>
        </table:table-row>
        <table:table-row table:style-name="ro1">
          <table:table-cell table:number-columns-repeated="2" office:value-type="string" calcext:value-type="string">
            <text:p>integrativo</text:p>
          </table:table-cell>
        </table:table-row>
        <table:table-row table:style-name="ro1">
          <table:table-cell table:number-columns-repeated="2" office:value-type="string" calcext:value-type="string">
            <text:p>complementare</text:p>
          </table:table-cell>
        </table:table-row>
        <table:table-row table:style-name="ro1">
          <table:table-cell table:number-columns-repeated="2" office:value-type="string" calcext:value-type="string">
            <text:p>composito</text:p>
          </table:table-cell>
        </table:table-row>
      </table:table>
      <table:named-expressions/>
      <table:database-ranges>
        <table:database-range table:name="__Anonymous_Sheet_DB__0" table:target-range-address="'elenco-segnali'.A1:'elenco-segnali'.B99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svg-segnali'.A1:'svg-segnali'.B9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articoli-segnali'.A1:'articoli-segnali'.A9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2T16:21:47.471399035</dc:date>
    <meta:editing-duration>PT53M31S</meta:editing-duration>
    <meta:editing-cycles>26</meta:editing-cycles>
    <meta:generator>LibreOffice/7.4.2.3$Linux_X86_64 LibreOffice_project/382eef1f22670f7f4118c8c2dd222ec7ad009daf</meta:generator>
    <meta:document-statistic meta:table-count="10" meta:cell-count="643" meta:object-count="0"/>
  </office:meta>
</office:document-meta>
</file>